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Backend APIs</text:p>
      <text:p text:style-name="Text_20_body">backend-api/index dynamicbackend-api/index plaidml-ng-api/index</text:p>
      <text:p text:style-name="Text_20_body">As of version <text:span text:style-name="Source_Text">0.15</text:span>, there is a new backend API to work with functions that can be compiled as a runtime <text:span text:style-name="Source_Text">Executable</text:span>. Where previously <text:span text:style-name="Source_Text">Backend</text:span> used a <text:span text:style-name="Source_Text">shared_ptr&lt;Function&gt;</text:span> as the handle passed to the <text:span text:style-name="Source_Text">call</text:span> method to execute a compiled object, the addition of the <text:span text:style-name="Source_Text">shared_ptr&lt;Executable&gt;</text:span> object has more direct methods to actions such as <text:span text:style-name="Source_Text">validate</text:span>, <text:span text:style-name="Source_Text">call</text:span>, <text:span text:style-name="Source_Text">get_performance_data</text:span>, and so on. This new API permits any executable to be saved or loaded <text:span text:style-name="T1">into</text:span> or <text:span text:style-name="T1">out of</text:span> storage and makes it easier to distinguish when a Function is compiled, thus making the internals of the <text:span text:style-name="Source_Text">Backend</text:span> and <text:span text:style-name="Source_Text">Executable</text:span> easier to imple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Backend APIs</dc:title>
  </office:meta>
</office:document-meta>
</file>